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52cm"/>
    </style:style>
    <style:style style:name="co11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58cm" fo:break-before="auto" style:use-optimal-row-height="false"/>
    </style:style>
    <style:style style:name="ro8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order-bottom="0.088cm solid #000000" style:cell-protect="protected" style:print-content="true" style:text-align-source="fix" style:repeat-content="false" fo:border-left="0.088cm solid #000000" fo:border-right="0.035cm solid #000000" fo:border-top="0.088cm solid #000000"/>
      <style:paragraph-properties fo:text-align="end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fo:border-bottom="0.088cm solid #000000" style:cell-protect="protected" style:print-content="true" fo:border-left="0.088cm solid #000000" fo:border-right="0.035cm solid #000000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cell-protect="protected" style:print-content="true" fo:border-left="0.088cm solid #000000" fo:border-right="0.035cm solid #000000" fo:border-top="none"/>
    </style:style>
    <style:style style:name="ce5" style:family="table-cell" style:parent-style-name="Default">
      <style:table-cell-properties fo:border-bottom="none" fo:background-color="#cfe7f5" style:cell-protect="protected" style:print-content="true" fo:border-left="0.088cm solid #000000" fo:border-right="0.035cm solid #000000" fo:border-top="none"/>
    </style:style>
    <style:style style:name="ce6" style:family="table-cell" style:parent-style-name="Default">
      <style:table-cell-properties fo:border-bottom="0.088cm solid #000000" style:cell-protect="protected" style:print-content="true" fo:border-left="0.088cm solid #000000" fo:border-right="0.035cm solid #000000" fo:border-top="0.088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88cm solid #000000" style:cell-protect="protected" style:print-content="true" style:text-align-source="fix" style:repeat-content="false" fo:border-left="none" fo:border-right="none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8" style:family="table-cell" style:parent-style-name="Default">
      <style:table-cell-properties fo:border-bottom="0.088cm solid #000000" style:cell-protect="protected" style:print-content="true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style:cell-protect="formula-hidden" style:print-content="true"/>
    </style:style>
    <style:style style:name="ce10" style:family="table-cell" style:parent-style-name="Default">
      <style:table-cell-properties fo:background-color="#cfe7f5" style:cell-protect="formula-hidden" style:print-content="true"/>
    </style:style>
    <style:style style:name="ce11" style:family="table-cell" style:parent-style-name="Default">
      <style:table-cell-properties fo:border-bottom="0.088cm solid #000000" style:cell-protect="protected" style:print-content="true" fo:border-left="none" fo:border-right="none" fo:border-top="0.088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88cm solid #000000" style:cell-protect="protected" style:print-content="true" fo:border-left="none" fo:border-right="none" fo:border-top="0.088cm solid #000000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088cm solid #000000" style:cell-protect="protected" style:print-content="true" fo:border-left="0.088cm solid #000000" fo:border-right="none" fo:border-top="0.088cm solid #000000"/>
      <style:text-properties fo:font-size="10.5pt" style:font-size-asian="10.5pt" style:font-size-complex="10.5pt"/>
    </style:style>
    <style:style style:name="ce14" style:family="table-cell" style:parent-style-name="Default">
      <style:table-cell-properties fo:border-bottom="0.088cm solid #000000" style:cell-protect="protected" style:print-content="true" fo:border-left="0.088cm solid #000000" fo:border-right="none" fo:border-top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88cm solid #000000" style:cell-protect="protected" style:print-content="true" fo:border-left="0.088cm solid #000000" fo:border-right="none" fo:border-top="0.088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88cm solid #000000" style:cell-protect="protected" style:print-content="true" fo:border-left="0.035cm solid #000000" fo:border-right="0.088cm solid #000000" fo:border-top="0.088cm solid #000000"/>
      <style:text-properties fo:font-size="10.5pt" style:font-size-asian="10.5pt" style:font-size-complex="10.5pt"/>
    </style:style>
    <style:style style:name="ce19" style:family="table-cell" style:parent-style-name="Default" style:data-style-name="N1">
      <style:table-cell-properties fo:border-bottom="0.088cm solid #000000" style:cell-protect="protected" style:print-content="true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style:cell-protect="formula-hidden" style:print-content="true" style:text-align-source="fix" style:repeat-content="false" fo:border-left="0.018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fe7f5" style:cell-protect="formula-hidden" style:print-content="true" style:text-align-source="fix" style:repeat-content="false" fo:border-left="0.018cm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1">
      <style:table-cell-properties fo:border-bottom="0.088cm solid #000000" style:cell-protect="protected" style:print-content="true" style:text-align-source="fix" style:repeat-content="false" fo:border-left="none" fo:border-right="none" fo:border-top="0.088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88cm solid #000000" style:cell-protect="formula-hidden" style:print-content="true" fo:border-left="none" fo:border-right="none" fo:border-top="non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>
      <style:table-cell-properties fo:border-bottom="0.088cm solid #000000" style:cell-protect="protected" style:print-content="tru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25" style:family="table-cell" style:parent-style-name="Default" style:data-style-name="N107">
      <style:table-cell-properties fo:border-bottom="0.088cm solid #000000" style:cell-protect="protected" style:print-content="true" fo:border-left="0.088cm solid #000000" fo:border-right="none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6" style:family="table-cell" style:parent-style-name="Default" style:data-style-name="N107">
      <style:table-cell-properties fo:border-bottom="none" style:cell-protect="formula-hidden" style:print-content="true" fo:border-left="0.088cm solid #000000" fo:border-right="none" fo:border-top="none"/>
    </style:style>
    <style:style style:name="ce27" style:family="table-cell" style:parent-style-name="Default" style:data-style-name="N107">
      <style:table-cell-properties fo:border-bottom="none" fo:background-color="#cfe7f5" style:cell-protect="formula-hidden" style:print-content="true" fo:border-left="0.088cm solid #000000" fo:border-right="none" fo:border-top="none"/>
    </style:style>
    <style:style style:name="ce28" style:family="table-cell" style:parent-style-name="Default" style:data-style-name="N107">
      <style:table-cell-properties fo:border-bottom="0.088cm solid #000000" style:cell-protect="protected" style:print-content="true" fo:border-left="0.088cm solid #000000" fo:border-right="none" fo:border-top="0.088cm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88cm solid #000000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30" style:family="table-cell" style:parent-style-name="Default" style:data-style-name="N107">
      <style:table-cell-properties fo:border-bottom="0.088cm solid #000000" style:cell-protect="protected" style:print-content="true" fo:border-left="0.035cm solid #000000" fo:border-right="0.035cm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1" style:family="table-cell" style:parent-style-name="Default" style:data-style-name="N107">
      <style:table-cell-properties fo:border-bottom="none" style:cell-protect="formula-hidden" style:print-content="true" fo:border-left="0.035cm solid #000000" fo:border-right="0.035cm solid #000000" fo:border-top="none"/>
    </style:style>
    <style:style style:name="ce32" style:family="table-cell" style:parent-style-name="Default" style:data-style-name="N107">
      <style:table-cell-properties fo:border-bottom="none" fo:background-color="#cfe7f5" style:cell-protect="formula-hidden" style:print-content="true" fo:border-left="0.035cm solid #000000" fo:border-right="0.035cm solid #000000" fo:border-top="none"/>
    </style:style>
    <style:style style:name="ce33" style:family="table-cell" style:parent-style-name="Default" style:data-style-name="N107">
      <style:table-cell-properties fo:border-bottom="0.088cm solid #000000" style:cell-protect="protected" style:print-content="true" fo:border-left="0.035cm solid #000000" fo:border-right="0.035cm solid #000000" fo:border-top="0.088cm solid #000000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0.088cm solid #000000" style:cell-protect="protected" style:print-content="true" fo:border-left="0.035cm solid #000000" fo:border-right="0.035cm solid #000000" fo:border-top="none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35" style:family="table-cell" style:parent-style-name="Default" style:data-style-name="N11">
      <style:table-cell-properties style:cell-protect="protected" style:print-content="true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36" style:family="table-cell" style:parent-style-name="Default" style:data-style-name="N11">
      <style:table-cell-properties fo:background-color="#cfe7f5" style:cell-protect="protected" style:print-content="true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37" style:family="table-cell" style:parent-style-name="Default" style:data-style-name="N11">
      <style:table-cell-properties fo:border-bottom="0.088cm solid #000000" style:cell-protect="protected" style:print-content="true" fo:border-left="0.035cm solid #000000" fo:border-right="0.035cm solid #000000" fo:border-top="0.088cm solid #000000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38" style:family="table-cell" style:parent-style-name="Default" style:data-style-name="N107">
      <style:table-cell-properties fo:border-bottom="0.088cm solid #000000" style:cell-protect="protected" style:print-content="true" fo:border-left="0.035cm solid #000000" fo:border-right="none" fo:border-top="none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39" style:family="table-cell" style:parent-style-name="Default" style:data-style-name="N107">
      <style:table-cell-properties fo:border-bottom="none" style:cell-protect="protected" style:print-content="true" fo:border-left="0.035cm solid #000000" fo:border-right="none" fo:border-top="none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0" style:family="table-cell" style:parent-style-name="Default" style:data-style-name="N107">
      <style:table-cell-properties fo:border-bottom="none" fo:background-color="#cfe7f5" style:cell-protect="protected" style:print-content="true" fo:border-left="0.035cm solid #000000" fo:border-right="none" fo:border-top="none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1" style:family="table-cell" style:parent-style-name="Default" style:data-style-name="N107">
      <style:table-cell-properties fo:border-bottom="0.088cm solid #000000" style:cell-protect="protected" style:print-content="true" fo:border-left="0.035cm solid #000000" fo:border-right="none" fo:border-top="0.088cm solid #000000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2" style:family="table-cell" style:parent-style-name="Default" style:data-style-name="N11">
      <style:table-cell-properties fo:border-bottom="0.088cm solid #000000" style:cell-protect="protected" style:print-content="true" fo:border-left="none" fo:border-right="none" fo:border-top="none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3" style:family="table-cell" style:parent-style-name="Default" style:data-style-name="N11">
      <style:table-cell-properties fo:border-bottom="0.088cm solid #000000" style:cell-protect="protected" style:print-content="true" fo:border-left="none" fo:border-right="none" fo:border-top="0.088cm solid #000000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4" style:family="table-cell" style:parent-style-name="Default">
      <style:table-cell-properties fo:border-bottom="0.088cm solid #000000" style:cell-protect="protected" style:print-content="tru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0.5pt" style:font-size-asian="10.5pt" style:font-size-complex="10.5pt"/>
    </style:style>
    <style:style style:name="ce45" style:family="table-cell" style:parent-style-name="Default" style:data-style-name="N107">
      <style:table-cell-properties fo:border-bottom="0.088cm solid #000000" style:cell-protect="protected" style:print-content="true" fo:border-left="0.035cm solid #000000" fo:border-right="0.088cm solid #000000" fo:border-top="none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6" style:family="table-cell" style:parent-style-name="Default" style:data-style-name="N107">
      <style:table-cell-properties fo:border-bottom="none" style:cell-protect="protected" style:print-content="true" fo:border-left="0.035cm solid #000000" fo:border-right="0.088cm solid #000000" fo:border-top="none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7" style:family="table-cell" style:parent-style-name="Default" style:data-style-name="N107">
      <style:table-cell-properties fo:border-bottom="none" fo:background-color="#cfe7f5" style:cell-protect="protected" style:print-content="true" fo:border-left="0.035cm solid #000000" fo:border-right="0.088cm solid #000000" fo:border-top="none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ce48" style:family="table-cell" style:parent-style-name="Default" style:data-style-name="N107">
      <style:table-cell-properties fo:border-bottom="0.088cm solid #000000" style:cell-protect="protected" style:print-content="true" fo:border-left="0.035cm solid #000000" fo:border-right="0.088cm solid #000000" fo:border-top="0.088cm solid #000000"/>
      <style:text-properties fo:font-size="12pt" style:font-size-asian="12pt" style:font-size-complex="12pt"/>
      <style:map style:condition="cell-content()=0" style:apply-style-name="Default" style:base-cell-address="Feuille1.I57"/>
      <style:map style:condition="cell-content()&lt;0" style:apply-style-name="smaller" style:base-cell-address="Feuille1.I57"/>
      <style:map style:condition="cell-content()&gt;0" style:apply-style-name="greater" style:base-cell-address="Feuille1.I57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otected="true" table:protection-key="/OURK7vXlgsM/AA2weE1MnwBAS8=" table:print="false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23" office:value-type="string" table:number-columns-spanned="5" table:number-rows-spanned="1">
            <text:p>Portefeuille - aperçu du mois de :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n°</text:p>
          </table:table-cell>
          <table:table-cell table:style-name="ce7" office:value-type="string">
            <office:annotation draw:style-name="gr1" draw:text-style-name="P1" svg:width="2.899cm" svg:height="1.781cm" svg:x="5.49cm" svg:y="0.209cm" draw:caption-point-x="-0.61cm" draw:caption-point-y="1.512cm">
              <dc:creator>A</dc:creator>
              <dc:date>2014-04-26T00:00:00</dc:date>
              <text:p text:style-name="P1"><text:span text:style-name="T1">(facultatif) date de vente ou d'achat, à vous de choisir.</text:span></text:p>
            </office:annotation>
            <text:p>Date</text:p>
          </table:table-cell>
          <table:table-cell table:style-name="ce12" office:value-type="string">
            <text:p>Titre</text:p>
          </table:table-cell>
          <table:table-cell table:style-name="ce13" office:value-type="string">
            <text:p>Symbole</text:p>
          </table:table-cell>
          <table:table-cell table:style-name="ce18" office:value-type="string">
            <text:p>Quantité</text:p>
          </table:table-cell>
          <table:table-cell table:style-name="ce24" office:value-type="string">
            <office:annotation draw:style-name="gr2" draw:text-style-name="P1" svg:width="2.899cm" svg:height="0.991cm" svg:x="16.132cm" svg:y="0.208cm" draw:caption-point-x="-0.61cm" draw:caption-point-y="1.513cm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29" office:value-type="string">
            <office:annotation draw:style-name="gr2" draw:text-style-name="P1" svg:width="2.899cm" svg:height="0.991cm" svg:x="19.118cm" svg:y="0.208cm" draw:caption-point-x="-0.61cm" draw:caption-point-y="1.513cm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29" office:value-type="string">
            <text:p>Gain Brut</text:p>
          </table:table-cell>
          <table:table-cell table:style-name="ce7" office:value-type="string">
            <text:p>Gain Brut</text:p>
          </table:table-cell>
          <table:table-cell table:style-name="ce24" office:value-type="string">
            <office:annotation draw:style-name="gr3" draw:text-style-name="P1" svg:width="2.899cm" svg:height="0.596cm" svg:x="26.579cm" svg:y="0.208cm" draw:caption-point-x="-0.61cm" draw:caption-point-y="1.513cm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29" office:value-type="string">
            <office:annotation draw:style-name="gr2" draw:text-style-name="P1" svg:width="2.899cm" svg:height="0.991cm" svg:x="29.565cm" svg:y="0.208cm" draw:caption-point-x="-0.61cm" draw:caption-point-y="1.513cm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29" office:value-type="string">
            <text:p>Gain Net</text:p>
          </table:table-cell>
          <table:table-cell table:style-name="ce44" office:value-type="string">
            <office:annotation draw:style-name="gr2" draw:text-style-name="P1" svg:width="2.899cm" svg:height="0.991cm" svg:x="34.041cm" svg:y="0.208cm" draw:caption-point-x="-0.61cm" draw:caption-point-y="1.513cm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string" table:number-columns-spanned="4" table:number-rows-spanned="1">
            <text:p>TOTAL :</text:p>
          </table:table-cell>
          <table:covered-table-cell table:number-columns-repeated="2" table:style-name="ce8"/>
          <table:covered-table-cell table:style-name="ce14"/>
          <table:table-cell table:style-name="ce19" table:formula="of:=SUM([.F6:.F56])" office:value-type="float" office:value="0">
            <text:p>0</text:p>
          </table:table-cell>
          <table:table-cell table:style-name="ce25" table:formula="of:=IF([.Q5]=1;SUMPRODUCT([.F6:.F56];[.G6:.G56]);SUM([.G6:.G56]))" office:value-type="currency" office:currency="EUR" office:value="0">
            <text:p>0,00 €</text:p>
          </table:table-cell>
          <table:table-cell table:style-name="ce30" table:formula="of:=IF([.Q5]=1;SUMPRODUCT([.F6:.F56];[.H6:.H56]);SUM([.H6:.H56]))" office:value-type="currency" office:currency="EUR" office:value="0">
            <text:p>0,00 €</text:p>
          </table:table-cell>
          <table:table-cell table:style-name="ce34" table:formula="of:=IF([.G5]=0;0;([.H5]-[.G5])/[.G5])" office:value-type="percentage" office:value="0">
            <text:p>0,00%</text:p>
          </table:table-cell>
          <table:table-cell table:style-name="ce38" table:formula="of:=SUM([.J6:.J56])" office:value-type="currency" office:currency="EUR" office:value="0">
            <text:p>0,00 €</text:p>
          </table:table-cell>
          <table:table-cell table:style-name="ce25" table:formula="of:=IF([.Q6]=1;SUMPRODUCT([.F6:.F56];[.K6:.K56]);SUM([.K6:.K56]))" office:value-type="currency" office:currency="EUR" office:value="0">
            <text:p>0,00 €</text:p>
          </table:table-cell>
          <table:table-cell table:style-name="ce30" table:formula="of:=IF([.Q6]=1;SUMPRODUCT([.F6:.F56];[.L6:.L56]);SUM([.L6:.L56]))" office:value-type="currency" office:currency="EUR" office:value="0">
            <text:p>0,00 €</text:p>
          </table:table-cell>
          <table:table-cell table:style-name="ce42" table:formula="of:=IF([.K5]=0;0;([.L5]-[.K5])/[.K5])" office:value-type="percentage" office:value="0">
            <text:p>0,00%</text:p>
          </table:table-cell>
          <table:table-cell table:style-name="ce45" table:formula="of:=SUM([.N6:.N56])" office:value-type="currency" office:currency="EUR" office:value="0">
            <text:p>0,00 €</text:p>
          </table:table-cell>
          <table:table-cell table:number-columns-repeated="2"/>
          <table:table-cell/>
          <table:table-cell table:number-columns-repeated="1007"/>
        </table:table-row>
        <table:table-row table:style-name="ro5">
          <table:table-cell/>
          <table:table-cell table:style-name="ce4" office:value-type="float" office:value="1">
            <text:p>1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6]=0;0;([.H6]-[.G6])/[.G6])" office:value-type="percentage" office:value="0">
            <text:p>0,00%</text:p>
          </table:table-cell>
          <table:table-cell table:style-name="ce39" table:formula="of:=([.H6]-[.G6])*[.F6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6]=0;0;([.L6]-[.K6])/[.K6])" office:value-type="percentage" office:value="0">
            <text:p>0,00%</text:p>
          </table:table-cell>
          <table:table-cell table:style-name="ce46" table:formula="of:=([.L6]-[.K6])*[.F6]" office:value-type="currency" office:currency="EUR" office:value="0">
            <text:p>0,00 €</text:p>
          </table:table-cell>
          <table:table-cell table:number-columns-repeated="2"/>
          <table:table-cell/>
          <table:table-cell table:number-columns-repeated="1007"/>
        </table:table-row>
        <table:table-row table:style-name="ro5">
          <table:table-cell/>
          <table:table-cell table:style-name="ce5" office:value-type="float" office:value="2">
            <text:p>2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7]=0;0;([.H7]-[.G7])/[.G7])" office:value-type="percentage" office:value="0">
            <text:p>0,00%</text:p>
          </table:table-cell>
          <table:table-cell table:style-name="ce40" table:formula="of:=([.H7]-[.G7])*[.F7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7]=0;0;([.L7]-[.K7])/[.K7])" office:value-type="percentage" office:value="0">
            <text:p>0,00%</text:p>
          </table:table-cell>
          <table:table-cell table:style-name="ce47" table:formula="of:=([.L7]-[.K7])*[.F7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8]=0;0;([.H8]-[.G8])/[.G8])" office:value-type="percentage" office:value="0">
            <text:p>0,00%</text:p>
          </table:table-cell>
          <table:table-cell table:style-name="ce39" table:formula="of:=([.H8]-[.G8])*[.F8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8]=0;0;([.L8]-[.K8])/[.K8])" office:value-type="percentage" office:value="0">
            <text:p>0,00%</text:p>
          </table:table-cell>
          <table:table-cell table:style-name="ce46" table:formula="of:=([.L8]-[.K8])*[.F8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9]=0;0;([.H9]-[.G9])/[.G9])" office:value-type="percentage" office:value="0">
            <text:p>0,00%</text:p>
          </table:table-cell>
          <table:table-cell table:style-name="ce40" table:formula="of:=([.H9]-[.G9])*[.F9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9]=0;0;([.L9]-[.K9])/[.K9])" office:value-type="percentage" office:value="0">
            <text:p>0,00%</text:p>
          </table:table-cell>
          <table:table-cell table:style-name="ce47" table:formula="of:=([.L9]-[.K9])*[.F9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10]=0;0;([.H10]-[.G10])/[.G10])" office:value-type="percentage" office:value="0">
            <text:p>0,00%</text:p>
          </table:table-cell>
          <table:table-cell table:style-name="ce39" table:formula="of:=([.H10]-[.G10])*[.F10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10]=0;0;([.L10]-[.K10])/[.K10])" office:value-type="percentage" office:value="0">
            <text:p>0,00%</text:p>
          </table:table-cell>
          <table:table-cell table:style-name="ce46" table:formula="of:=([.L10]-[.K10])*[.F10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11]=0;0;([.H11]-[.G11])/[.G11])" office:value-type="percentage" office:value="0">
            <text:p>0,00%</text:p>
          </table:table-cell>
          <table:table-cell table:style-name="ce40" table:formula="of:=([.H11]-[.G11])*[.F11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11]=0;0;([.L11]-[.K11])/[.K11])" office:value-type="percentage" office:value="0">
            <text:p>0,00%</text:p>
          </table:table-cell>
          <table:table-cell table:style-name="ce47" table:formula="of:=([.L11]-[.K11])*[.F11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12]=0;0;([.H12]-[.G12])/[.G12])" office:value-type="percentage" office:value="0">
            <text:p>0,00%</text:p>
          </table:table-cell>
          <table:table-cell table:style-name="ce39" table:formula="of:=([.H12]-[.G12])*[.F12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12]=0;0;([.L12]-[.K12])/[.K12])" office:value-type="percentage" office:value="0">
            <text:p>0,00%</text:p>
          </table:table-cell>
          <table:table-cell table:style-name="ce46" table:formula="of:=([.L12]-[.K12])*[.F12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8">
            <text:p>8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13]=0;0;([.H13]-[.G13])/[.G13])" office:value-type="percentage" office:value="0">
            <text:p>0,00%</text:p>
          </table:table-cell>
          <table:table-cell table:style-name="ce40" table:formula="of:=([.H13]-[.G13])*[.F13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13]=0;0;([.L13]-[.K13])/[.K13])" office:value-type="percentage" office:value="0">
            <text:p>0,00%</text:p>
          </table:table-cell>
          <table:table-cell table:style-name="ce47" table:formula="of:=([.L13]-[.K13])*[.F13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14]=0;0;([.H14]-[.G14])/[.G14])" office:value-type="percentage" office:value="0">
            <text:p>0,00%</text:p>
          </table:table-cell>
          <table:table-cell table:style-name="ce39" table:formula="of:=([.H14]-[.G14])*[.F14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14]=0;0;([.L14]-[.K14])/[.K14])" office:value-type="percentage" office:value="0">
            <text:p>0,00%</text:p>
          </table:table-cell>
          <table:table-cell table:style-name="ce46" table:formula="of:=([.L14]-[.K14])*[.F14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10">
            <text:p>10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15]=0;0;([.H15]-[.G15])/[.G15])" office:value-type="percentage" office:value="0">
            <text:p>0,00%</text:p>
          </table:table-cell>
          <table:table-cell table:style-name="ce40" table:formula="of:=([.H15]-[.G15])*[.F15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15]=0;0;([.L15]-[.K15])/[.K15])" office:value-type="percentage" office:value="0">
            <text:p>0,00%</text:p>
          </table:table-cell>
          <table:table-cell table:style-name="ce47" table:formula="of:=([.L15]-[.K15])*[.F15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11">
            <text:p>11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16]=0;0;([.H16]-[.G16])/[.G16])" office:value-type="percentage" office:value="0">
            <text:p>0,00%</text:p>
          </table:table-cell>
          <table:table-cell table:style-name="ce39" table:formula="of:=([.H16]-[.G16])*[.F16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16]=0;0;([.L16]-[.K16])/[.K16])" office:value-type="percentage" office:value="0">
            <text:p>0,00%</text:p>
          </table:table-cell>
          <table:table-cell table:style-name="ce46" table:formula="of:=([.L16]-[.K16])*[.F16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12">
            <text:p>12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17]=0;0;([.H17]-[.G17])/[.G17])" office:value-type="percentage" office:value="0">
            <text:p>0,00%</text:p>
          </table:table-cell>
          <table:table-cell table:style-name="ce40" table:formula="of:=([.H17]-[.G17])*[.F17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17]=0;0;([.L17]-[.K17])/[.K17])" office:value-type="percentage" office:value="0">
            <text:p>0,00%</text:p>
          </table:table-cell>
          <table:table-cell table:style-name="ce47" table:formula="of:=([.L17]-[.K17])*[.F17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13">
            <text:p>13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18]=0;0;([.H18]-[.G18])/[.G18])" office:value-type="percentage" office:value="0">
            <text:p>0,00%</text:p>
          </table:table-cell>
          <table:table-cell table:style-name="ce39" table:formula="of:=([.H18]-[.G18])*[.F18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18]=0;0;([.L18]-[.K18])/[.K18])" office:value-type="percentage" office:value="0">
            <text:p>0,00%</text:p>
          </table:table-cell>
          <table:table-cell table:style-name="ce46" table:formula="of:=([.L18]-[.K18])*[.F18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14">
            <text:p>14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19]=0;0;([.H19]-[.G19])/[.G19])" office:value-type="percentage" office:value="0">
            <text:p>0,00%</text:p>
          </table:table-cell>
          <table:table-cell table:style-name="ce40" table:formula="of:=([.H19]-[.G19])*[.F19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19]=0;0;([.L19]-[.K19])/[.K19])" office:value-type="percentage" office:value="0">
            <text:p>0,00%</text:p>
          </table:table-cell>
          <table:table-cell table:style-name="ce47" table:formula="of:=([.L19]-[.K19])*[.F19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15">
            <text:p>15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20]=0;0;([.H20]-[.G20])/[.G20])" office:value-type="percentage" office:value="0">
            <text:p>0,00%</text:p>
          </table:table-cell>
          <table:table-cell table:style-name="ce39" table:formula="of:=([.H20]-[.G20])*[.F20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20]=0;0;([.L20]-[.K20])/[.K20])" office:value-type="percentage" office:value="0">
            <text:p>0,00%</text:p>
          </table:table-cell>
          <table:table-cell table:style-name="ce46" table:formula="of:=([.L20]-[.K20])*[.F20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16">
            <text:p>16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21]=0;0;([.H21]-[.G21])/[.G21])" office:value-type="percentage" office:value="0">
            <text:p>0,00%</text:p>
          </table:table-cell>
          <table:table-cell table:style-name="ce40" table:formula="of:=([.H21]-[.G21])*[.F21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21]=0;0;([.L21]-[.K21])/[.K21])" office:value-type="percentage" office:value="0">
            <text:p>0,00%</text:p>
          </table:table-cell>
          <table:table-cell table:style-name="ce47" table:formula="of:=([.L21]-[.K21])*[.F21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17">
            <text:p>17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22]=0;0;([.H22]-[.G22])/[.G22])" office:value-type="percentage" office:value="0">
            <text:p>0,00%</text:p>
          </table:table-cell>
          <table:table-cell table:style-name="ce39" table:formula="of:=([.H22]-[.G22])*[.F22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22]=0;0;([.L22]-[.K22])/[.K22])" office:value-type="percentage" office:value="0">
            <text:p>0,00%</text:p>
          </table:table-cell>
          <table:table-cell table:style-name="ce46" table:formula="of:=([.L22]-[.K22])*[.F22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18">
            <text:p>18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23]=0;0;([.H23]-[.G23])/[.G23])" office:value-type="percentage" office:value="0">
            <text:p>0,00%</text:p>
          </table:table-cell>
          <table:table-cell table:style-name="ce40" table:formula="of:=([.H23]-[.G23])*[.F23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23]=0;0;([.L23]-[.K23])/[.K23])" office:value-type="percentage" office:value="0">
            <text:p>0,00%</text:p>
          </table:table-cell>
          <table:table-cell table:style-name="ce47" table:formula="of:=([.L23]-[.K23])*[.F23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19">
            <text:p>19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24]=0;0;([.H24]-[.G24])/[.G24])" office:value-type="percentage" office:value="0">
            <text:p>0,00%</text:p>
          </table:table-cell>
          <table:table-cell table:style-name="ce39" table:formula="of:=([.H24]-[.G24])*[.F24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24]=0;0;([.L24]-[.K24])/[.K24])" office:value-type="percentage" office:value="0">
            <text:p>0,00%</text:p>
          </table:table-cell>
          <table:table-cell table:style-name="ce46" table:formula="of:=([.L24]-[.K24])*[.F24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20">
            <text:p>20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25]=0;0;([.H25]-[.G25])/[.G25])" office:value-type="percentage" office:value="0">
            <text:p>0,00%</text:p>
          </table:table-cell>
          <table:table-cell table:style-name="ce40" table:formula="of:=([.H25]-[.G25])*[.F25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25]=0;0;([.L25]-[.K25])/[.K25])" office:value-type="percentage" office:value="0">
            <text:p>0,00%</text:p>
          </table:table-cell>
          <table:table-cell table:style-name="ce47" table:formula="of:=([.L25]-[.K25])*[.F25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21">
            <text:p>21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26]=0;0;([.H26]-[.G26])/[.G26])" office:value-type="percentage" office:value="0">
            <text:p>0,00%</text:p>
          </table:table-cell>
          <table:table-cell table:style-name="ce39" table:formula="of:=([.H26]-[.G26])*[.F26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26]=0;0;([.L26]-[.K26])/[.K26])" office:value-type="percentage" office:value="0">
            <text:p>0,00%</text:p>
          </table:table-cell>
          <table:table-cell table:style-name="ce46" table:formula="of:=([.L26]-[.K26])*[.F26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22">
            <text:p>22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27]=0;0;([.H27]-[.G27])/[.G27])" office:value-type="percentage" office:value="0">
            <text:p>0,00%</text:p>
          </table:table-cell>
          <table:table-cell table:style-name="ce40" table:formula="of:=([.H27]-[.G27])*[.F27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27]=0;0;([.L27]-[.K27])/[.K27])" office:value-type="percentage" office:value="0">
            <text:p>0,00%</text:p>
          </table:table-cell>
          <table:table-cell table:style-name="ce47" table:formula="of:=([.L27]-[.K27])*[.F27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23">
            <text:p>23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28]=0;0;([.H28]-[.G28])/[.G28])" office:value-type="percentage" office:value="0">
            <text:p>0,00%</text:p>
          </table:table-cell>
          <table:table-cell table:style-name="ce39" table:formula="of:=([.H28]-[.G28])*[.F28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28]=0;0;([.L28]-[.K28])/[.K28])" office:value-type="percentage" office:value="0">
            <text:p>0,00%</text:p>
          </table:table-cell>
          <table:table-cell table:style-name="ce46" table:formula="of:=([.L28]-[.K28])*[.F28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24">
            <text:p>24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29]=0;0;([.H29]-[.G29])/[.G29])" office:value-type="percentage" office:value="0">
            <text:p>0,00%</text:p>
          </table:table-cell>
          <table:table-cell table:style-name="ce40" table:formula="of:=([.H29]-[.G29])*[.F29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29]=0;0;([.L29]-[.K29])/[.K29])" office:value-type="percentage" office:value="0">
            <text:p>0,00%</text:p>
          </table:table-cell>
          <table:table-cell table:style-name="ce47" table:formula="of:=([.L29]-[.K29])*[.F29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25">
            <text:p>25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30]=0;0;([.H30]-[.G30])/[.G30])" office:value-type="percentage" office:value="0">
            <text:p>0,00%</text:p>
          </table:table-cell>
          <table:table-cell table:style-name="ce39" table:formula="of:=([.H30]-[.G30])*[.F30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30]=0;0;([.L30]-[.K30])/[.K30])" office:value-type="percentage" office:value="0">
            <text:p>0,00%</text:p>
          </table:table-cell>
          <table:table-cell table:style-name="ce46" table:formula="of:=([.L30]-[.K30])*[.F30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26">
            <text:p>26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31]=0;0;([.H31]-[.G31])/[.G31])" office:value-type="percentage" office:value="0">
            <text:p>0,00%</text:p>
          </table:table-cell>
          <table:table-cell table:style-name="ce40" table:formula="of:=([.H31]-[.G31])*[.F31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31]=0;0;([.L31]-[.K31])/[.K31])" office:value-type="percentage" office:value="0">
            <text:p>0,00%</text:p>
          </table:table-cell>
          <table:table-cell table:style-name="ce47" table:formula="of:=([.L31]-[.K31])*[.F31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27">
            <text:p>27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32]=0;0;([.H32]-[.G32])/[.G32])" office:value-type="percentage" office:value="0">
            <text:p>0,00%</text:p>
          </table:table-cell>
          <table:table-cell table:style-name="ce39" table:formula="of:=([.H32]-[.G32])*[.F32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32]=0;0;([.L32]-[.K32])/[.K32])" office:value-type="percentage" office:value="0">
            <text:p>0,00%</text:p>
          </table:table-cell>
          <table:table-cell table:style-name="ce46" table:formula="of:=([.L32]-[.K32])*[.F32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28">
            <text:p>28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33]=0;0;([.H33]-[.G33])/[.G33])" office:value-type="percentage" office:value="0">
            <text:p>0,00%</text:p>
          </table:table-cell>
          <table:table-cell table:style-name="ce40" table:formula="of:=([.H33]-[.G33])*[.F33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33]=0;0;([.L33]-[.K33])/[.K33])" office:value-type="percentage" office:value="0">
            <text:p>0,00%</text:p>
          </table:table-cell>
          <table:table-cell table:style-name="ce47" table:formula="of:=([.L33]-[.K33])*[.F33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29">
            <text:p>29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34]=0;0;([.H34]-[.G34])/[.G34])" office:value-type="percentage" office:value="0">
            <text:p>0,00%</text:p>
          </table:table-cell>
          <table:table-cell table:style-name="ce39" table:formula="of:=([.H34]-[.G34])*[.F34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34]=0;0;([.L34]-[.K34])/[.K34])" office:value-type="percentage" office:value="0">
            <text:p>0,00%</text:p>
          </table:table-cell>
          <table:table-cell table:style-name="ce46" table:formula="of:=([.L34]-[.K34])*[.F34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30">
            <text:p>30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35]=0;0;([.H35]-[.G35])/[.G35])" office:value-type="percentage" office:value="0">
            <text:p>0,00%</text:p>
          </table:table-cell>
          <table:table-cell table:style-name="ce40" table:formula="of:=([.H35]-[.G35])*[.F35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35]=0;0;([.L35]-[.K35])/[.K35])" office:value-type="percentage" office:value="0">
            <text:p>0,00%</text:p>
          </table:table-cell>
          <table:table-cell table:style-name="ce47" table:formula="of:=([.L35]-[.K35])*[.F35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31">
            <text:p>31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36]=0;0;([.H36]-[.G36])/[.G36])" office:value-type="percentage" office:value="0">
            <text:p>0,00%</text:p>
          </table:table-cell>
          <table:table-cell table:style-name="ce39" table:formula="of:=([.H36]-[.G36])*[.F36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36]=0;0;([.L36]-[.K36])/[.K36])" office:value-type="percentage" office:value="0">
            <text:p>0,00%</text:p>
          </table:table-cell>
          <table:table-cell table:style-name="ce46" table:formula="of:=([.L36]-[.K36])*[.F36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32">
            <text:p>32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37]=0;0;([.H37]-[.G37])/[.G37])" office:value-type="percentage" office:value="0">
            <text:p>0,00%</text:p>
          </table:table-cell>
          <table:table-cell table:style-name="ce40" table:formula="of:=([.H37]-[.G37])*[.F37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37]=0;0;([.L37]-[.K37])/[.K37])" office:value-type="percentage" office:value="0">
            <text:p>0,00%</text:p>
          </table:table-cell>
          <table:table-cell table:style-name="ce47" table:formula="of:=([.L37]-[.K37])*[.F37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33">
            <text:p>33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38]=0;0;([.H38]-[.G38])/[.G38])" office:value-type="percentage" office:value="0">
            <text:p>0,00%</text:p>
          </table:table-cell>
          <table:table-cell table:style-name="ce39" table:formula="of:=([.H38]-[.G38])*[.F38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38]=0;0;([.L38]-[.K38])/[.K38])" office:value-type="percentage" office:value="0">
            <text:p>0,00%</text:p>
          </table:table-cell>
          <table:table-cell table:style-name="ce46" table:formula="of:=([.L38]-[.K38])*[.F38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34">
            <text:p>34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39]=0;0;([.H39]-[.G39])/[.G39])" office:value-type="percentage" office:value="0">
            <text:p>0,00%</text:p>
          </table:table-cell>
          <table:table-cell table:style-name="ce40" table:formula="of:=([.H39]-[.G39])*[.F39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39]=0;0;([.L39]-[.K39])/[.K39])" office:value-type="percentage" office:value="0">
            <text:p>0,00%</text:p>
          </table:table-cell>
          <table:table-cell table:style-name="ce47" table:formula="of:=([.L39]-[.K39])*[.F39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35">
            <text:p>35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40]=0;0;([.H40]-[.G40])/[.G40])" office:value-type="percentage" office:value="0">
            <text:p>0,00%</text:p>
          </table:table-cell>
          <table:table-cell table:style-name="ce39" table:formula="of:=([.H40]-[.G40])*[.F40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40]=0;0;([.L40]-[.K40])/[.K40])" office:value-type="percentage" office:value="0">
            <text:p>0,00%</text:p>
          </table:table-cell>
          <table:table-cell table:style-name="ce46" table:formula="of:=([.L40]-[.K40])*[.F40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36">
            <text:p>36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41]=0;0;([.H41]-[.G41])/[.G41])" office:value-type="percentage" office:value="0">
            <text:p>0,00%</text:p>
          </table:table-cell>
          <table:table-cell table:style-name="ce40" table:formula="of:=([.H41]-[.G41])*[.F41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41]=0;0;([.L41]-[.K41])/[.K41])" office:value-type="percentage" office:value="0">
            <text:p>0,00%</text:p>
          </table:table-cell>
          <table:table-cell table:style-name="ce47" table:formula="of:=([.L41]-[.K41])*[.F41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37">
            <text:p>37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42]=0;0;([.H42]-[.G42])/[.G42])" office:value-type="percentage" office:value="0">
            <text:p>0,00%</text:p>
          </table:table-cell>
          <table:table-cell table:style-name="ce39" table:formula="of:=([.H42]-[.G42])*[.F42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42]=0;0;([.L42]-[.K42])/[.K42])" office:value-type="percentage" office:value="0">
            <text:p>0,00%</text:p>
          </table:table-cell>
          <table:table-cell table:style-name="ce46" table:formula="of:=([.L42]-[.K42])*[.F42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38">
            <text:p>38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43]=0;0;([.H43]-[.G43])/[.G43])" office:value-type="percentage" office:value="0">
            <text:p>0,00%</text:p>
          </table:table-cell>
          <table:table-cell table:style-name="ce40" table:formula="of:=([.H43]-[.G43])*[.F43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43]=0;0;([.L43]-[.K43])/[.K43])" office:value-type="percentage" office:value="0">
            <text:p>0,00%</text:p>
          </table:table-cell>
          <table:table-cell table:style-name="ce47" table:formula="of:=([.L43]-[.K43])*[.F43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39">
            <text:p>39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44]=0;0;([.H44]-[.G44])/[.G44])" office:value-type="percentage" office:value="0">
            <text:p>0,00%</text:p>
          </table:table-cell>
          <table:table-cell table:style-name="ce39" table:formula="of:=([.H44]-[.G44])*[.F44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44]=0;0;([.L44]-[.K44])/[.K44])" office:value-type="percentage" office:value="0">
            <text:p>0,00%</text:p>
          </table:table-cell>
          <table:table-cell table:style-name="ce46" table:formula="of:=([.L44]-[.K44])*[.F44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40">
            <text:p>40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45]=0;0;([.H45]-[.G45])/[.G45])" office:value-type="percentage" office:value="0">
            <text:p>0,00%</text:p>
          </table:table-cell>
          <table:table-cell table:style-name="ce40" table:formula="of:=([.H45]-[.G45])*[.F45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45]=0;0;([.L45]-[.K45])/[.K45])" office:value-type="percentage" office:value="0">
            <text:p>0,00%</text:p>
          </table:table-cell>
          <table:table-cell table:style-name="ce47" table:formula="of:=([.L45]-[.K45])*[.F45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41">
            <text:p>41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46]=0;0;([.H46]-[.G46])/[.G46])" office:value-type="percentage" office:value="0">
            <text:p>0,00%</text:p>
          </table:table-cell>
          <table:table-cell table:style-name="ce39" table:formula="of:=([.H46]-[.G46])*[.F46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46]=0;0;([.L46]-[.K46])/[.K46])" office:value-type="percentage" office:value="0">
            <text:p>0,00%</text:p>
          </table:table-cell>
          <table:table-cell table:style-name="ce46" table:formula="of:=([.L46]-[.K46])*[.F46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42">
            <text:p>42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47]=0;0;([.H47]-[.G47])/[.G47])" office:value-type="percentage" office:value="0">
            <text:p>0,00%</text:p>
          </table:table-cell>
          <table:table-cell table:style-name="ce40" table:formula="of:=([.H47]-[.G47])*[.F47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47]=0;0;([.L47]-[.K47])/[.K47])" office:value-type="percentage" office:value="0">
            <text:p>0,00%</text:p>
          </table:table-cell>
          <table:table-cell table:style-name="ce47" table:formula="of:=([.L47]-[.K47])*[.F47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43">
            <text:p>43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48]=0;0;([.H48]-[.G48])/[.G48])" office:value-type="percentage" office:value="0">
            <text:p>0,00%</text:p>
          </table:table-cell>
          <table:table-cell table:style-name="ce39" table:formula="of:=([.H48]-[.G48])*[.F48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48]=0;0;([.L48]-[.K48])/[.K48])" office:value-type="percentage" office:value="0">
            <text:p>0,00%</text:p>
          </table:table-cell>
          <table:table-cell table:style-name="ce46" table:formula="of:=([.L48]-[.K48])*[.F48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44">
            <text:p>44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49]=0;0;([.H49]-[.G49])/[.G49])" office:value-type="percentage" office:value="0">
            <text:p>0,00%</text:p>
          </table:table-cell>
          <table:table-cell table:style-name="ce40" table:formula="of:=([.H49]-[.G49])*[.F49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49]=0;0;([.L49]-[.K49])/[.K49])" office:value-type="percentage" office:value="0">
            <text:p>0,00%</text:p>
          </table:table-cell>
          <table:table-cell table:style-name="ce47" table:formula="of:=([.L49]-[.K49])*[.F49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45">
            <text:p>45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50]=0;0;([.H50]-[.G50])/[.G50])" office:value-type="percentage" office:value="0">
            <text:p>0,00%</text:p>
          </table:table-cell>
          <table:table-cell table:style-name="ce39" table:formula="of:=([.H50]-[.G50])*[.F50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50]=0;0;([.L50]-[.K50])/[.K50])" office:value-type="percentage" office:value="0">
            <text:p>0,00%</text:p>
          </table:table-cell>
          <table:table-cell table:style-name="ce46" table:formula="of:=([.L50]-[.K50])*[.F50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46">
            <text:p>46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51]=0;0;([.H51]-[.G51])/[.G51])" office:value-type="percentage" office:value="0">
            <text:p>0,00%</text:p>
          </table:table-cell>
          <table:table-cell table:style-name="ce40" table:formula="of:=([.H51]-[.G51])*[.F51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51]=0;0;([.L51]-[.K51])/[.K51])" office:value-type="percentage" office:value="0">
            <text:p>0,00%</text:p>
          </table:table-cell>
          <table:table-cell table:style-name="ce47" table:formula="of:=([.L51]-[.K51])*[.F51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47">
            <text:p>47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52]=0;0;([.H52]-[.G52])/[.G52])" office:value-type="percentage" office:value="0">
            <text:p>0,00%</text:p>
          </table:table-cell>
          <table:table-cell table:style-name="ce39" table:formula="of:=([.H52]-[.G52])*[.F52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52]=0;0;([.L52]-[.K52])/[.K52])" office:value-type="percentage" office:value="0">
            <text:p>0,00%</text:p>
          </table:table-cell>
          <table:table-cell table:style-name="ce46" table:formula="of:=([.L52]-[.K52])*[.F52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48">
            <text:p>48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53]=0;0;([.H53]-[.G53])/[.G53])" office:value-type="percentage" office:value="0">
            <text:p>0,00%</text:p>
          </table:table-cell>
          <table:table-cell table:style-name="ce40" table:formula="of:=([.H53]-[.G53])*[.F53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53]=0;0;([.L53]-[.K53])/[.K53])" office:value-type="percentage" office:value="0">
            <text:p>0,00%</text:p>
          </table:table-cell>
          <table:table-cell table:style-name="ce47" table:formula="of:=([.L53]-[.K53])*[.F53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float" office:value="49">
            <text:p>49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54]=0;0;([.H54]-[.G54])/[.G54])" office:value-type="percentage" office:value="0">
            <text:p>0,00%</text:p>
          </table:table-cell>
          <table:table-cell table:style-name="ce39" table:formula="of:=([.H54]-[.G54])*[.F54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54]=0;0;([.L54]-[.K54])/[.K54])" office:value-type="percentage" office:value="0">
            <text:p>0,00%</text:p>
          </table:table-cell>
          <table:table-cell table:style-name="ce46" table:formula="of:=([.L54]-[.K54])*[.F54]" office:value-type="currency" office:currency="EUR" office:value="0">
            <text:p>0,00 €</text:p>
          </table:table-cell>
          <table:table-cell table:number-columns-repeated="1010"/>
        </table:table-row>
        <table:table-row table:style-name="ro5">
          <table:table-cell/>
          <table:table-cell table:style-name="ce5" office:value-type="float" office:value="50">
            <text:p>50</text:p>
          </table:table-cell>
          <table:table-cell table:style-name="ce10" table:number-columns-repeated="2"/>
          <table:table-cell table:style-name="ce16"/>
          <table:table-cell table:style-name="ce21"/>
          <table:table-cell table:style-name="ce27"/>
          <table:table-cell table:style-name="ce32"/>
          <table:table-cell table:style-name="ce36" table:formula="of:=IF([.G55]=0;0;([.H55]-[.G55])/[.G55])" office:value-type="percentage" office:value="0">
            <text:p>0,00%</text:p>
          </table:table-cell>
          <table:table-cell table:style-name="ce40" table:formula="of:=([.H55]-[.G55])*[.F55]" office:value-type="currency" office:currency="EUR" office:value="0">
            <text:p>0,00 €</text:p>
          </table:table-cell>
          <table:table-cell table:style-name="ce27"/>
          <table:table-cell table:style-name="ce32"/>
          <table:table-cell table:style-name="ce36" table:formula="of:=IF([.K55]=0;0;([.L55]-[.K55])/[.K55])" office:value-type="percentage" office:value="0">
            <text:p>0,00%</text:p>
          </table:table-cell>
          <table:table-cell table:style-name="ce47" table:formula="of:=([.L55]-[.K55])*[.F55]" office:value-type="currency" office:currency="EUR" office:value="0">
            <text:p>0,00 €</text:p>
          </table:table-cell>
          <table:table-cell table:number-columns-repeated="1010"/>
        </table:table-row>
        <table:table-row table:style-name="ro6">
          <table:table-cell/>
          <table:table-cell table:style-name="ce4" office:value-type="float" office:value="51">
            <text:p>51</text:p>
          </table:table-cell>
          <table:table-cell table:style-name="ce9" table:number-columns-repeated="2"/>
          <table:table-cell table:style-name="ce15"/>
          <table:table-cell table:style-name="ce20"/>
          <table:table-cell table:style-name="ce26"/>
          <table:table-cell table:style-name="ce31"/>
          <table:table-cell table:style-name="ce35" table:formula="of:=IF([.G56]=0;0;([.H56]-[.G56])/[.G56])" office:value-type="percentage" office:value="0">
            <text:p>0,00%</text:p>
          </table:table-cell>
          <table:table-cell table:style-name="ce39" table:formula="of:=([.H56]-[.G56])*[.F56]" office:value-type="currency" office:currency="EUR" office:value="0">
            <text:p>0,00 €</text:p>
          </table:table-cell>
          <table:table-cell table:style-name="ce26"/>
          <table:table-cell table:style-name="ce31"/>
          <table:table-cell table:style-name="ce35" table:formula="of:=IF([.K56]=0;0;([.L56]-[.K56])/[.K56])" office:value-type="percentage" office:value="0">
            <text:p>0,00%</text:p>
          </table:table-cell>
          <table:table-cell table:style-name="ce46" table:formula="of:=([.L56]-[.K56])*[.F56]" office:value-type="currency" office:currency="EUR" office:value="0">
            <text:p>0,00 €</text:p>
          </table:table-cell>
          <table:table-cell table:number-columns-repeated="1010"/>
        </table:table-row>
        <table:table-row table:style-name="ro7">
          <table:table-cell/>
          <table:table-cell table:style-name="ce6" office:value-type="string" table:number-columns-spanned="4" table:number-rows-spanned="1">
            <text:p>TOTAL :</text:p>
          </table:table-cell>
          <table:covered-table-cell table:number-columns-repeated="2" table:style-name="ce11"/>
          <table:covered-table-cell table:style-name="ce17"/>
          <table:table-cell table:style-name="ce22" table:formula="of:=SUM([.F6:.F56])" office:value-type="float" office:value="0">
            <text:p>0</text:p>
          </table:table-cell>
          <table:table-cell table:style-name="ce28" table:formula="of:=SUM([.G6:.G56])" office:value-type="currency" office:currency="EUR" office:value="0">
            <text:p>0,00 €</text:p>
          </table:table-cell>
          <table:table-cell table:style-name="ce33" table:formula="of:=SUM([.H6:.H56])" office:value-type="currency" office:currency="EUR" office:value="0">
            <text:p>0,00 €</text:p>
          </table:table-cell>
          <table:table-cell table:style-name="ce37" table:formula="of:=IF([.G57]=0;0;([.H57]-[.G57])/[.G57])" office:value-type="percentage" office:value="0">
            <text:p>0,00%</text:p>
          </table:table-cell>
          <table:table-cell table:style-name="ce41" table:formula="of:=SUM([.J6:.J56])" office:value-type="currency" office:currency="EUR" office:value="0">
            <text:p>0,00 €</text:p>
          </table:table-cell>
          <table:table-cell table:style-name="ce28" table:formula="of:=SUM([.K6:.K56])" office:value-type="currency" office:currency="EUR" office:value="0">
            <text:p>0,00 €</text:p>
          </table:table-cell>
          <table:table-cell table:style-name="ce33" table:formula="of:=SUM([.L6:.L56])" office:value-type="currency" office:currency="EUR" office:value="0">
            <text:p>0,00 €</text:p>
          </table:table-cell>
          <table:table-cell table:style-name="ce43" table:formula="of:=IF([.K57]=0;0;([.L57]-[.K57])/[.K57])" office:value-type="percentage" office:value="0">
            <text:p>0,00%</text:p>
          </table:table-cell>
          <table:table-cell table:style-name="ce48" table:formula="of:=SUM([.N6:.N56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8">
          <table:table-cell/>
          <table:table-cell table:style-name="ce2" office:value-type="string">
            <text:p>n°</text:p>
          </table:table-cell>
          <table:table-cell table:style-name="ce7" office:value-type="string">
            <text:p>Date</text:p>
          </table:table-cell>
          <table:table-cell table:style-name="ce12" office:value-type="string">
            <text:p>Titre</text:p>
          </table:table-cell>
          <table:table-cell table:style-name="ce13" office:value-type="string">
            <text:p>Symbole</text:p>
          </table:table-cell>
          <table:table-cell table:style-name="ce18" office:value-type="string">
            <text:p>Quantité</text:p>
          </table:table-cell>
          <table:table-cell table:style-name="ce24" office:value-type="string">
            <text:p>Prix Brut Achat</text:p>
          </table:table-cell>
          <table:table-cell table:style-name="ce29" office:value-type="string">
            <text:p>Prix Brut Vente</text:p>
          </table:table-cell>
          <table:table-cell table:style-name="ce29" office:value-type="string">
            <text:p>Gain Brut</text:p>
          </table:table-cell>
          <table:table-cell table:style-name="ce7" office:value-type="string">
            <text:p>Gain Brut</text:p>
          </table:table-cell>
          <table:table-cell table:style-name="ce24" office:value-type="string">
            <text:p>Prix Net Achat</text:p>
          </table:table-cell>
          <table:table-cell table:style-name="ce29" office:value-type="string">
            <text:p>Prix Net Vente</text:p>
          </table:table-cell>
          <table:table-cell table:style-name="ce29" office:value-type="string">
            <text:p>Gain Net</text:p>
          </table:table-cell>
          <table:table-cell table:style-name="ce44" office:value-type="string">
            <text:p>Gain Ne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"/>
          <table:table-cell office:value-type="string" table:number-columns-spanned="2" table:number-rows-spanned="1">
            <text:p>© William Arsac – alias CodeArtha</text:p>
          </table:table-cell>
          <table:covered-table-cell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Feuille1.B4:Feuille1.N57"/>
        <table:database-range table:target-range-address="Feuille1.I5:Feuille1.I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14/04/2015</text:date>, <text:time>08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a </meta:initial-creator>
    <meta:creation-date>2014-04-23T21:29:55.73</meta:creation-date>
    <dc:date>2015-04-14T08:31:33.15</dc:date>
    <dc:creator>Artha </dc:creator>
    <meta:editing-duration>PT17H3M27S</meta:editing-duration>
    <meta:editing-cycles>13</meta:editing-cycles>
    <meta:generator>OpenOffice/4.1.1$Win32 OpenOffice.org_project/411m6$Build-9775</meta:generator>
    <meta:keyword>bourse action portefeuille ordres achat vente frais taxes calcul</meta:keyword>
    <dc:title>Performances Portefeuille</dc:title>
    <meta:document-statistic meta:table-count="3" meta:cell-count="560" meta:object-count="0"/>
    <meta:user-defined meta:name="Version">v0.3</meta:user-defined>
  </office:meta>
</office:document-meta>
</file>